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06eb30"/>
    </style:style>
    <style:style style:name="P2" style:family="paragraph" style:parent-style-name="Standard">
      <style:paragraph-properties fo:text-align="end" style:justify-single-word="false"/>
      <style:text-properties officeooo:paragraph-rsid="0006eb30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0a83a1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Студент группы </text:span><text:span text:style-name="T2">ИС-22 Дьяченко Л.А.</text:span><text:span text:style-name="T1">.</text:span> </text:p>
      <text:p text:style-name="P1">Практическое занятие № 4 </text:p>
      <text:p text:style-name="P1">Тема: </text:p>
      <text:p text:style-name="P1">Цель: </text:p>
      <text:p text:style-name="P1">Тип алгоритма: </text:p>
      <text:p text:style-name="P1">Блок-схема алгоритма: </text:p>
      <text:p text:style-name="P1">Текст программы: </text:p>
      <text:p text:style-name="P1">Протокол работы программы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1-14T16:51:54.720608988</dc:date>
    <meta:editing-cycles>4</meta:editing-cycles>
    <meta:editing-duration>PT8M41S</meta:editing-duration>
    <meta:document-statistic meta:table-count="0" meta:image-count="0" meta:object-count="0" meta:page-count="1" meta:paragraph-count="8" meta:word-count="20" meta:character-count="153" meta:non-whitespace-character-count="134"/>
    <meta:user-defined meta:name="Поле 1"/>
    <meta:user-defined meta:name="Поле 2"/>
    <meta:user-defined meta:name="Поле 3"/>
    <meta:user-defined meta:name="Поле 4"/>
  </office:meta>
</office:document-meta>
</file>